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fo:font-size="18pt" fo:language="en" fo:country="US" style:font-size-asian="18pt" style:font-size-complex="18pt"/>
    </style:style>
    <style:style style:name="P2" style:family="paragraph" style:parent-style-name="Standard">
      <style:paragraph-properties fo:text-align="end" style:justify-single-word="false"/>
      <style:text-properties fo:font-size="18pt" fo:language="en" fo:country="US" style:font-size-asian="18pt" style:font-size-complex="18pt"/>
    </style:style>
    <style:style style:name="P3" style:family="paragraph" style:parent-style-name="Standard">
      <style:text-properties fo:color="#c9211e" fo:font-size="18pt" fo:language="en" fo:country="US" fo:background-color="#ffff00" style:font-size-asian="18pt" style:font-size-complex="18pt"/>
    </style:style>
    <style:style style:name="P4" style:family="paragraph" style:parent-style-name="Standard">
      <style:text-properties style:use-window-font-color="true" fo:font-size="18pt" fo:language="en" fo:country="US" style:font-size-asian="18pt" style:font-size-complex="18pt"/>
    </style:style>
    <style:style style:name="P5" style:family="paragraph" style:parent-style-name="Standard">
      <style:text-properties style:text-line-through-style="solid" style:text-line-through-type="single" fo:font-size="18pt" fo:language="en" fo:country="US" style:font-size-asian="18pt" style:font-size-complex="18pt"/>
    </style:style>
    <style:style style:name="P6" style:family="paragraph" style:parent-style-name="Standard">
      <style:text-properties fo:color="#3465a4" fo:font-size="18pt" fo:language="en" fo:country="US" style:font-size-asian="18pt" style:font-size-complex="18pt"/>
    </style:style>
    <style:style style:name="T1" style:family="text">
      <style:text-properties officeooo:rsid="00064ca1"/>
    </style:style>
    <style:style style:name="T2" style:family="text">
      <style:text-properties fo:font-size="18pt" fo:language="en" fo:country="US" style:font-size-asian="18pt" style:font-size-complex="18pt"/>
    </style:style>
    <style:style style:name="T3" style:family="text">
      <style:text-properties fo:font-size="18pt" fo:language="en" fo:country="US" officeooo:rsid="00064ca1" style:font-size-asian="18pt" style:font-size-complex="18pt"/>
    </style:style>
    <style:style style:name="T4" style:family="text">
      <style:text-properties fo:font-size="18pt" fo:language="en" fo:country="US" fo:font-weight="bold" style:font-size-asian="18pt" style:font-weight-asian="bold" style:font-size-complex="18pt" style:font-weight-complex="bold"/>
    </style:style>
    <style:style style:name="T5" style:family="text">
      <style:text-properties style:use-window-font-color="true" fo:font-size="18pt" fo:language="en" fo:country="US" style:font-size-asian="18pt" style:font-size-complex="18pt"/>
    </style:style>
    <style:style style:name="T6" style:family="text">
      <style:text-properties style:use-window-font-color="true" fo:font-size="18pt" fo:language="en" fo:country="US" officeooo:rsid="00064ca1" style:font-size-asian="18pt" style:font-size-complex="18pt"/>
    </style:style>
    <style:style style:name="T7" style:family="text">
      <style:text-properties officeooo:rsid="00076684"/>
    </style:style>
    <style:style style:name="T8" style:family="text">
      <style:text-properties style:text-underline-style="solid" style:text-underline-width="auto" style:text-underline-color="font-color"/>
    </style:style>
    <style:style style:name="T9" style:family="text">
      <style:text-properties officeooo:rsid="00086f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afternoon, everyone.</text:p>
      <text:p text:style-name="Standard"><text:span text:style-name="T3">Our</text:span><text:span text:style-name="T2"> pill </text:span><text:span text:style-name="T3">for today</text:span><text:span text:style-name="T2"> will be about our beloved console and its methods</text:span></text:p>
      <text:p text:style-name="P1"/>
      <text:p text:style-name="P3">1</text:p>
      <text:p text:style-name="P1"><text:span text:style-name="T7">Some</text:span><text:span text:style-name="T1"> commands</text:span> consists <text:span text:style-name="T9">about</text:span> different output levels, most of them go to the standard output and the rest to the error output</text:p>
      <text:p text:style-name="P1"/>
      <text:p text:style-name="P5">Needless to say, it is normal to use a system of logging such as bunyan</text:p>
      <text:p text:style-name="P1"/>
      <text:p text:style-name="P1"/>
      <text:p text:style-name="P3">2</text:p>
      <text:p text:style-name="Standard"><text:span text:style-name="T3">W</text:span><text:span text:style-name="T2">e have different utilities, for example </text:span><text:span text:style-name="T4">clear</text:span><text:span text:style-name="T2"> deletes the output of the console to leave it empty.</text:span></text:p>
      <text:p text:style-name="P1"/>
      <text:p text:style-name="P1">In other cases we need to keep a count or know the time spent in different parts of the code</text:p>
      <text:p text:style-name="P4"/>
      <text:p text:style-name="Standard"><text:span text:style-name="T5">Here we have as an example the count method that passing a </text:span><text:span text:style-name="T6">label</text:span><text:span text:style-name="T5"> will keep the count of times that the method has been invoked </text:span><text:span text:style-name="T6">with the same label</text:span><text:span text:style-name="T5">, we can use countReset to set it to 0 </text:span><text:span text:style-name="T6">and/</text:span><text:span text:style-name="T5">or remove the counter</text:span></text:p>
      <text:p text:style-name="P1"/>
      <text:p text:style-name="P1">Here's another example with timers, this method allows us to add a timer with a specific label, we can use to measure charging times and response</text:p>
      <text:p text:style-name="P1"/>
      <text:p text:style-name="P1">With timer we start the timer, with timerLog it shows us in the console the value of the timer without stopping it and with timerEnd for the timer and shows us the value, <text:span text:style-name="T1">always in miliseconds</text:span></text:p>
      <text:p text:style-name="P2"/>
      <text:p text:style-name="P6"><text:soft-page-break/>A maximum of 10k timers can be set for each thread on a node <text:span text:style-name="T1">application </text:span>or <text:span text:style-name="T1">single </text:span>web page/<text:span text:style-name="T1">browser tab</text:span></text:p>
      <text:p text:style-name="P1"/>
      <text:p text:style-name="P3">3</text:p>
      <text:p text:style-name="P1">To display different types of data in addition to the standard outputs we have two quite useful methods, dir and table</text:p>
      <text:p text:style-name="P1"/>
      <text:p text:style-name="P1">with dir we can see a "JSON tree" of the object we pass to the function, the same as any UI or web browser</text:p>
      <text:p text:style-name="P1"/>
      <text:p text:style-name="P1">and with table a formatted table, in the case of table we can filter which fields we can see by passing an array with the names of the fields and in the case of browsers we can sort and filter by values</text:p>
      <text:p text:style-name="P1"/>
      <text:p text:style-name="P3">4</text:p>
      <text:p text:style-name="P1">we have console.trace to see a trace of the call stack at the point where it is invoked, we can add a message and an object that will be shown in the output</text:p>
      <text:p text:style-name="P1"/>
      <text:p text:style-name="P1">to make checks we have console.assert, if the first argument is false it will execute the function or show the message that we define in the second and following arguments</text:p>
      <text:p text:style-name="P1"/>
      <text:p text:style-name="P1">I hope you liked this pill, thank you very much!</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1T14:29:14.787576591</meta:creation-date>
    <dc:date>2020-08-21T14:56:32.009851242</dc:date>
    <meta:editing-duration>PT16M2S</meta:editing-duration>
    <meta:editing-cycles>4</meta:editing-cycles>
    <meta:generator>LibreOffice/6.4.5.2$Linux_X86_64 LibreOffice_project/40$Build-2</meta:generator>
    <meta:document-statistic meta:table-count="0" meta:image-count="0" meta:object-count="0" meta:page-count="2" meta:paragraph-count="20" meta:word-count="378" meta:character-count="1935" meta:non-whitespace-character-count="1577"/>
  </office:meta>
</office:document-meta>
</file>